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OptSumScorer.ReqOptSumScorer( Scorer reqScorer , Scorer opt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OptSumScorer.sco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OptSum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OptSum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OptSum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OptSum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